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5.691cm" fo:margin-left="-0.106cm" fo:margin-top="0cm" fo:margin-bottom="0cm" table:align="left"/>
    </style:style>
    <style:style style:name="Table2.A" style:family="table-column">
      <style:table-column-properties style:column-width="5.794cm"/>
    </style:style>
    <style:style style:name="Table2.B" style:family="table-column">
      <style:table-column-properties style:column-width="3.81cm"/>
    </style:style>
    <style:style style:name="Table2.C" style:family="table-column">
      <style:table-column-properties style:column-width="16.087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2.A2" style:family="table-cell">
      <style:table-cell-properties style:vertical-align="" fo:padding-left="0.049cm" fo:padding-right="0.049cm" fo:padding-top="0cm" fo:padding-bottom="0cm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officeooo:rsid="0006103a" officeooo:paragraph-rsid="0006103a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7f483" officeooo:paragraph-rsid="0007f483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083bf4" officeooo:paragraph-rsid="00083bf4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08d800" officeooo:paragraph-rsid="0008d800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0afb8a" officeooo:paragraph-rsid="000afb8a"/>
    </style:style>
    <style:style style:name="P7" style:family="paragraph" style:parent-style-name="Text_20_body">
      <style:text-properties officeooo:rsid="0006103a" officeooo:paragraph-rsid="0006103a"/>
    </style:style>
    <style:style style:name="P8" style:family="paragraph" style:parent-style-name="Table_20_Heading">
      <style:paragraph-properties fo:text-align="start" style:justify-single-word="false"/>
      <style:text-properties officeooo:rsid="0006103a" officeooo:paragraph-rsid="0006103a"/>
    </style:style>
    <style:style style:name="P9" style:family="paragraph" style:parent-style-name="Heading_20_3">
      <style:text-properties officeooo:rsid="0006103a" officeooo:paragraph-rsid="0006103a"/>
    </style:style>
    <style:style style:name="T1" style:family="text">
      <style:text-properties officeooo:rsid="000afb8a"/>
    </style:style>
    <style:style style:name="T2" style:family="text">
      <style:text-properties officeooo:rsid="000c9209"/>
    </style:style>
    <style:style style:name="T3" style:family="text">
      <style:text-properties officeooo:rsid="000cba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BridgeMate BCS Options In TabScore</text:h>
      <text:p text:style-name="P7">The following table lists all the BridgeMate and BridgeMate II options and identifies whether they are applicable for TabScore. <text:s/>The options that are available should be set by the scoring program when it creates the BCS database. <text:s/><text:span text:style-name="T3">Any changes to options will take effect immediately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BridgeMate Option</text:p>
          </table:table-cell>
          <table:table-cell table:style-name="Table2.A1" office:value-type="string">
            <text:p text:style-name="P8">Status in TabScore</text:p>
          </table:table-cell>
          <table:table-cell table:style-name="Table2.C1" office:value-type="string">
            <text:p text:style-name="P8">Effect in TabScore</text:p>
          </table:table-cell>
        </table:table-row>
        <table:table-row table:style-name="Table2.1">
          <table:table-cell table:style-name="Table2.A2" office:value-type="string">
            <text:p text:style-name="P1">ShowResults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Shows the traveller if True</text:p>
          </table:table-cell>
        </table:table-row>
        <table:table-row table:style-name="Table2.1">
          <table:table-cell table:style-name="Table2.A2" office:value-type="string">
            <text:p text:style-name="P1">ShowOwnResult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RepeatResul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MaximumResults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Percentage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Shows the percentage if True</text:p>
          </table:table-cell>
        </table:table-row>
        <table:table-row table:style-name="Table2.1">
          <table:table-cell table:style-name="Table2.A2" office:value-type="string">
            <text:p text:style-name="P1">GroupSection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corePoin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EnterResultsMethod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PairNumber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IntermediateResul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AutopoweroffTime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VerificationTime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Contract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LeadCard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Requests entry of a lead card if True</text:p>
          </table:table-cell>
        </table:table-row>
        <table:table-row table:style-name="Table2.1">
          <table:table-cell table:style-name="Table2.A2" office:value-type="string">
            <text:p text:style-name="P1">MemberNumber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MemberNumbersNoBlankEntry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oardOrderVerifica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HandRecordValida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AutoShutDownBPC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PINcode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ConfirmNP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TDCall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mainingBoard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extSeating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coreRecap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ShowScoreRecap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coreCorrec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BoardNumber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1">BM2FirstBoardManually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BoardNumber</text:p>
          </table:table-cell>
          <table:table-cell table:style-name="Table2.A2" office:value-type="string">
            <text:p text:style-name="P3">Not applci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alidateLeadCard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Will validate lead card against hand record if True and hand record exists. <text:s/><text:span text:style-name="T3">Validation only occurs on the first attempt at lead card entry</text:span></text:p>
          </table:table-cell>
        </table:table-row>
        <table:table-row table:style-name="Table2.1">
          <table:table-cell table:style-name="Table2.A2" office:value-type="string">
            <text:p text:style-name="P1">BM2ResultsOverview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howPlayerName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anking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Will show ranking if scoring program populates <text:span text:style-name="T2">Results</text:span> table accoring to: 0=don't show; 1=show after each round; 2=show at end of session</text:p>
          </table:table-cell>
        </table:table-row>
        <table:table-row table:style-name="Table2.1">
          <table:table-cell table:style-name="Table2.A2" office:value-type="string">
            <text:p text:style-name="P1">BM2GameSummary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ummaryPoints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setFunctionKey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cordBidding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cordPlay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alidateRecording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howHands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Validation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EntryEachRound</text:p>
          </table:table-cell>
          <table:table-cell table:style-name="Table2.A2" office:value-type="string">
            <text:p text:style-name="P5">Used</text:p>
          </table:table-cell>
          <table:table-cell table:style-name="Table2.C2" office:value-type="string">
            <text:p text:style-name="P5">Will allow player number entry each round if True (eg for pivot teams or team member changes). <text:s/>Should not <text:span text:style-name="T3">normally </text:span>be used for pairs</text:p>
          </table:table-cell>
        </table:table-row>
        <table:table-row table:style-name="Table2.1">
          <table:table-cell table:style-name="Table2.A2" office:value-type="string">
            <text:p text:style-name="P1">BM2NumberEntryPreloadValues</text:p>
          </table:table-cell>
          <table:table-cell table:style-name="Table2.A2" office:value-type="string">
            <text:p text:style-name="P5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ameSource</text:p>
          </table:table-cell>
          <table:table-cell table:style-name="Table2.A2" office:value-type="string">
            <text:p text:style-name="P6">Used</text:p>
          </table:table-cell>
          <table:table-cell table:style-name="Table2.C2" office:value-type="string">
            <text:p text:style-name="P6">Will change the source for player names data according to: 0=table “PlayerNames” in .bws file; 1=“C:\Bridgemate\BMPlayerDB.mdb” database lookup file; 2=no name source, names are preset/updated by the scoring program; and 3=first look in .bws file, then look in BMPlayerDB.mdb database.</text:p>
          </table:table-cell>
        </table:table-row>
        <table:table-row table:style-name="Table2.1">
          <table:table-cell table:style-name="Table2.A2" office:value-type="string">
            <text:p text:style-name="P1">BM2TextBasedNumber</text:p>
          </table:table-cell>
          <table:table-cell table:style-name="Table2.A2" office:value-type="string">
            <text:p text:style-name="P4">Not <text:span text:style-name="T1">used</text:span>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iewHandRecord</text:p>
          </table:table-cell>
          <table:table-cell table:style-name="Table2.A2" office:value-type="string">
            <text:p text:style-name="P4">Used</text:p>
          </table:table-cell>
          <table:table-cell table:style-name="Table2.C2" office:value-type="string">
            <text:p text:style-name="P4">Will show hand record if True, if ShowResults is True and hand record exists</text:p>
          </table:table-cell>
        </table:table-row>
        <table:table-row table:style-name="Table2.1">
          <table:table-cell table:style-name="Table2.A2" office:value-type="string">
            <text:p text:style-name="P1">BM2EnterHandRecord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EnterHandRecordWhen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37:36.919000000</meta:creation-date>
    <dc:date>2019-01-16T16:06:53.123000000</dc:date>
    <meta:editing-duration>PT25M19S</meta:editing-duration>
    <meta:editing-cycles>5</meta:editing-cycles>
    <meta:generator>LibreOffice/5.1.4.2$Windows_x86 LibreOffice_project/f99d75f39f1c57ebdd7ffc5f42867c12031db97a</meta:generator>
    <meta:document-statistic meta:table-count="1" meta:image-count="0" meta:object-count="0" meta:page-count="2" meta:paragraph-count="111" meta:word-count="339" meta:character-count="2506" meta:non-whitespace-character-count="2274"/>
  </office:meta>
</office:document-meta>
</file>